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44ce" officeooo:paragraph-rsid="000f44ce"/>
    </style:style>
    <style:style style:name="T1" style:family="text">
      <style:text-properties officeooo:rsid="000f44ce"/>
    </style:style>
    <style:style style:name="T2" style:family="text">
      <style:text-properties officeooo:rsid="0010cbbb"/>
    </style:style>
    <style:style style:name="T3" style:family="text">
      <style:text-properties officeooo:rsid="00116799"/>
    </style:style>
    <style:style style:name="T4" style:family="text">
      <style:text-properties officeooo:rsid="00116d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Halli Hallo Regines</text:p>
      <text:p text:style-name="P1"/>
      <text:p text:style-name="P1">Noch nachträglich Happy Birthday</text:p>
      <text:p text:style-name="P1"/>
      <text:p text:style-name="P1">Anbei das was ich mit dem Buch sagen möchte <text:span text:style-name="T4">und weshalb ich das Buch wichtig finde</text:span>:</text:p>
      <text:p text:style-name="P1"/>
      <text:p text:style-name="Standard">Kapital 3:</text:p>
      <text:p text:style-name="Standard">Die innere Feindseligkeit [1] gegen das System, das ist das, was man seit Martin Luther oder Johannes Calvin bei den meisten Menschen beobachten kann könnte man in deren Psyche blicken. Mit dem aufkommenden Kapitalismus ist immer die Frage "Sag ich dem Menschen jetzt meine Meinung direkt ins Gesicht" oder lieber nicht weil er allenfalls mal noch als Kunde wichtig sein wird und man sich so selber einen Ast (Arbeitsplatz absägen möchte". Dadurch dass man seine Meinung nicht kund tun kann entsteht mehr Groll [2], dann merkt man dass man kein guter Mensch [3] ist, verliert irgendwie seine Identität [4], keine Identität heisst auch kein Selbstwert [5] also versucht man mit Gütern [6] mit denen man angibt seinen seinen Selbstwert aufzubessern [7] Zitat: "Je weniger jemand das Gefühl hatte, Jemand zu sein umso dringender brauchte er Besitz"</text:p>
      <text:p text:style-name="Standard"/>
      <text:p text:style-name="Standard">Kapitalismus: <text:s text:c="8"/>[1]-&gt;[2]-&gt;[3]-&gt;[4]-&gt;[5]-&gt;[6]-&gt;[7]</text:p>
      <text:p text:style-name="Standard"/>
      <text:p text:style-name="Standard">Die Entwurzlung aus einem natürlichen organischen Lebens erzeugt so innere Spannungen die viele Menschen dann in Form von Mikroagressionen zeigen. Eine Charakter-Eigenschaft die ich bei Menschen hasse.</text:p>
      <text:p text:style-name="Standard"><text:s/></text:p>
      <text:p text:style-name="Standard"/>
      <text:p text:style-name="Standard">Kapitel 4:</text:p>
      <text:p text:style-name="Standard">Dennoch sagt Fromm, dass der Kapitalismus eine Verbesserung zum Mittelalter war. Aber der Kapitalismus hat Bindungen zu den Mitmenschen zerstört. Also sucht man sich Propheten, die einem versprechen diese Isolation zu durchbrechen um wieder ein Gemeinschafts-Gefühl zu haben. Also wieder eine Identität mit anderen zu haben -- deshalb nennen sich diese auch "Identitäre Bewegung". Identität kann man aber auch haben wenn man weiss wer man ist (Individuation).</text:p>
      <text:p text:style-name="Standard"/>
      <text:p text:style-name="Standard"/>
      <text:p text:style-name="Standard">Dann kommt in Kapitel 4 relativ viel noch über Soda-Masochismus, aber das ist teilweise outdated, das Buch ist von 1941. Im ICD10-F65.5 wird Soda-Masochismus noch als Krankheit gesehen. Im ICD11 gibt es das nicht mehr. Da gibt es Arbeit von Lydia Benecke (auch im CCC bzw. im Hoaxilla Umfeld) mit dem Titel "Ist das Persönlichkeitskonstrukt „Experience Seeking“ bei Sadomasochisten stärker ausgeprägt als bei Nicht-Sadomasochisten?". [1]</text:p>
      <text:p text:style-name="Standard"/>
      <text:p text:style-name="Standard">BDSM ist meiner Meinung nach ein "Hack an die menschliche Psyche". Also wenn man sich für Psychologie interessiert und mal Operante Konditionierung als Erfahrungswert erleben möchte ist das allenfalls auch Sinnvoll. Erfahrungswerte sind durch Bildung nicht vermittelbar. ZB B.F. Skinner, Clark Hull, Edward Lee Thorndike, Iwan Petrowitsch Pawlow haben solche "Züchtigungs-Experimente" (Tierquälerei) mit Tieren gemacht. Mit Menschen hätte man das schon nicht machen können. Spannend sind aber für mich Fragen wie: wenn ich jetzt jedesmal wenn ich Schokolade esse von meiner EX ausgepeitscht würde, könnte sie mir dann das Schokolade-Essen abgewöhnen -- eine berechtigte Frage.</text:p>
      <text:p text:style-name="Standard"/>
      <text:p text:style-name="Standard">Also ich vermute dass die, die bewusst SSC BDSM ausleben dann viel weniger den Drang haben im normalen Leben ihren Unmut mit Mikroaggressionen (meist an Jüngeren oder Schwächeren) abzureagieren.</text:p>
      <text:p text:style-name="Standard"/>
      <text:p text:style-name="Standard"><text:soft-page-break/>Zitat: "Dies bedeutet, dass Personen mit starker Sadomasochismusausprägung gegenüber den anderen Gruppen am stärksten zu expressiven und warmherzigen Verhaltensweisen neigen." [1]</text:p>
      <text:p text:style-name="Standard"/>
      <text:p text:style-name="Standard">[1] https://www.benecke-psychology.com/files/DIPLOMARBEIT_LYDIA_BENECKE_GEB_WAWRZYNIAK.PDF</text:p>
      <text:p text:style-name="Standard"/>
      <text:p text:style-name="Standard"/>
      <text:p text:style-name="Standard">Aber das was der Fromm sagt ist meiner Meinung nach immer noch gültig: sich zu unterwerfen um Verantwortung für sich abzugeben ist schlecht, andere zu Unterwerfen ist auch schlecht. Man sollte sich in Richtung Solidarität entwickeln, aber im Kapitalismus (z.B. Konkurrenz-Firmen gegenüber) geht es oft genau darum diese zu Unterwerfen oder zu übertreffen. Und dieses Verhalten macht ökonomisch Sinn, dieses Verhalten wird dann aber auch von einigen Mitarbeitern für Privates übernommen und z.B. in die Familie oder in andere Soziale-Systeme hinein getragen. :(</text:p>
      <text:p text:style-name="Standard"/>
      <text:p text:style-name="Standard">Struktur-funktionalismus (Funktionierende Wirtschaft) nach Talcott Parsens braucht man aber. Parsens betrachtet die Gesellschaft wie einen Körper mit Organen die funktionieren müssen weil tun sie das nicht stirbt der Körper. Das führt dann zu Hunger oder Krieg.</text:p>
      <text:p text:style-name="Standard"/>
      <text:p text:style-name="Standard">Also man muss in der heutigen Welt irgendwie den Spagat zwischen "Funktionieren für die Wirtschaft" und "Kommunikativem Handeln" schaffen. "Kommunikatives Handeln" nach Jürgen Habermass ist so zu handeln, dass man im Gegenüber einen Menschen auf Augenhöhe sieht und nicht ein funktionaler Schraubenzieher wie es die Wirtschaft gerne hätte. Und sich auch z.B. Zeit nimmt ihm/<text:span text:style-name="T2">ihr</text:span> <text:span text:style-name="T1">wichtige</text:span> Dinge zu erklären.</text:p>
      <text:p text:style-name="Standard"/>
      <text:p text:style-name="Standard">So jetzt hör ich aber auf zu spoilern und wünsche Dir nachträglich noch<text:span text:style-name="T3">mals</text:span> alles Gute zum Geburzelta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6T05:09:53.980000000</meta:creation-date>
    <dc:date>2022-07-16T10:51:42.544000000</dc:date>
    <meta:editing-duration>PT5H26M1S</meta:editing-duration>
    <meta:editing-cycles>6</meta:editing-cycles>
    <meta:generator>LibreOffice/7.3.2.2$Windows_X86_64 LibreOffice_project/49f2b1bff42cfccbd8f788c8dc32c1c309559be0</meta:generator>
    <meta:print-date>2022-07-16T05:20:23.208000000</meta:print-date>
    <meta:document-statistic meta:table-count="0" meta:image-count="0" meta:object-count="0" meta:page-count="2" meta:paragraph-count="19" meta:word-count="666" meta:character-count="4620" meta:non-whitespace-character-count="3963"/>
  </office:meta>
</office:document-meta>
</file>